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8be0" officeooo:paragraph-rsid="0018aa49"/>
    </style:style>
    <style:style style:name="P2" style:family="paragraph" style:parent-style-name="Standard">
      <style:text-properties officeooo:paragraph-rsid="0018aa49"/>
    </style:style>
    <style:style style:name="P3" style:family="paragraph" style:parent-style-name="Standard">
      <style:text-properties officeooo:rsid="0015c05f" officeooo:paragraph-rsid="0018aa49"/>
    </style:style>
    <style:style style:name="P4" style:family="paragraph" style:parent-style-name="Standard" style:list-style-name="L1">
      <style:text-properties officeooo:rsid="001cf2d4" officeooo:paragraph-rsid="001cf2d4"/>
    </style:style>
    <style:style style:name="P5" style:family="paragraph" style:parent-style-name="Standard" style:list-style-name="L1">
      <style:text-properties officeooo:rsid="001e2235" officeooo:paragraph-rsid="001e2235"/>
    </style:style>
    <style:style style:name="P6" style:family="paragraph" style:parent-style-name="Standard" style:list-style-name="L2">
      <style:text-properties officeooo:rsid="00105d85" officeooo:paragraph-rsid="001e2235"/>
    </style:style>
    <style:style style:name="P7" style:family="paragraph" style:parent-style-name="Standard" style:list-style-name="L2">
      <style:text-properties officeooo:rsid="0024f82b" officeooo:paragraph-rsid="0024f82b"/>
    </style:style>
    <style:style style:name="P8" style:family="paragraph" style:parent-style-name="Standard">
      <style:text-properties officeooo:rsid="002a4da8" officeooo:paragraph-rsid="002a4da8"/>
    </style:style>
    <style:style style:name="T1" style:family="text">
      <style:text-properties officeooo:rsid="000ff948"/>
    </style:style>
    <style:style style:name="T2" style:family="text">
      <style:text-properties officeooo:rsid="0011bcf9"/>
    </style:style>
    <style:style style:name="T3" style:family="text">
      <style:text-properties officeooo:rsid="0015c05f"/>
    </style:style>
    <style:style style:name="T4" style:family="text">
      <style:text-properties officeooo:rsid="001cf2d4"/>
    </style:style>
    <style:style style:name="T5" style:family="text">
      <style:text-properties officeooo:rsid="001e2235"/>
    </style:style>
    <style:style style:name="T6" style:family="text">
      <style:text-properties officeooo:rsid="001f6167"/>
    </style:style>
    <style:style style:name="T7" style:family="text">
      <style:text-properties officeooo:rsid="001ff6ce"/>
    </style:style>
    <style:style style:name="T8" style:family="text">
      <style:text-properties officeooo:rsid="0024f82b"/>
    </style:style>
    <style:style style:name="T9" style:family="text">
      <style:text-properties officeooo:rsid="00262c7d"/>
    </style:style>
    <style:style style:name="T10" style:family="text">
      <style:text-properties officeooo:rsid="00299a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Paulo Simplício Braga</text:p>
      <text:p text:style-name="Standard"><text:s/></text:p>
      <text:p text:style-name="Standard">Dado o processo de negócio de sua empresa ou cliente e seus sistemas computacionais</text:p>
      <text:p text:style-name="Standard">críticos (que apoiam os processos de negócio críticos), elaborar um resumo de no máximo</text:p>
      <text:p text:style-name="Standard">2 páginas elencando os seguintes pontos:</text:p>
      <text:p text:style-name="Standard"/>
      <text:p text:style-name="Standard"><text:span text:style-name="T1">A. </text:span>Possibilidade de uso de Cloud Computing ? Justificar.</text:p>
      <text:p text:style-name="P1"><text:tab/>Dentro do modelo de negócios da empresa em que trabalho, não tenho dúvidas quanto as possibilidades de implementação de Cloud Computing, contudo, <text:span text:style-name="T3">levando em conta o meu ainda embrionário entendimento do tema, </text:span>posso apenas elaborar, com alguma propriedade, o potencial que existe dentro do nicho em que atuo. <text:span text:style-name="T3">Com isso em mente e apenas para fins acadêmicos, um estudo interessante de caso é a possibilidade de levar o ambiente de build de nossa stack de software para a nuvem. </text:span></text:p>
      <text:p text:style-name="P3"><text:tab/>Atualmente, trabalhamos com dois servidores locais, os quais utilizamos para fazer o build de toda a stack de software para todos os diferentes projetos/clientes que prestamos suporte. Estes servidores rodam com um sistema operacional Kernel/Linux, uma distribuição Fedora e uma configuração robusta de HW (32G RAM, 3T flash, 16 CPUs). A migração para um ambiente Cloud é possível, uma vez que são ofertadas máquinas virtuais com configurações compatíveis e superiores de HW, bem como de SW, talvez necessitando apenas uma mudança para outra distribuição (Ubuntu Server, <text:span text:style-name="T9">por exemplo</text:span>), o que não causaria impacto técnico significativo.</text:p>
      <text:p text:style-name="P2"/>
      <text:p text:style-name="Standard"><text:span text:style-name="T2">B. </text:span>Que problema o uso de Cloud Computing poderia resolver ?</text:p>
      <text:p text:style-name="Standard"><text:tab/><text:span text:style-name="T4">Como a equipe de engenharia costuma prestar suporte em sites de clientes e parceiros, ter um ambiente em Cloud nos daria uma agilidade maior, levando em consideração que não haveria a necessidade de <text:s/>estar por trás de uma VPN para acessar o ambiente de build, bem como a transferência de arquivos (em sua maioria binários e imagens linux compiladas) ocorreria de maneira mais rápida.</text:span></text:p>
      <text:p text:style-name="Standard"/>
      <text:p text:style-name="Standard"><text:span text:style-name="T2">C. </text:span>Que modelo de serviço (IaaS, PaaS ou SaaS) adotaria para aplicar Cloud Computing no</text:p>
      <text:p text:style-name="Standard">problema descrito no item B;</text:p>
      <text:p text:style-name="Standard"><text:tab/><text:span text:style-name="T4">O modelo de serviço seria IaaS (Infrastructure as a Service), pois estariamos levando toda a nossa infra-estrutura local de build para o ambiente de Cloud Cmputing.</text:span></text:p>
      <text:p text:style-name="Standard"/>
      <text:p text:style-name="Standard">Descrever 2 riscos;</text:p>
      <text:list xml:id="list941242948" text:style-name="L1">
        <text:list-item>
          <text:p text:style-name="P4"><text:span text:style-name="T6">Segurança</text:span>: <text:span text:style-name="T8">Por não termos nenhum especialista no tema, algumas falhas de segurança poderiam surgir pela simples falta de prática e, ter ou treinar alguém para cobrir este espaço e outras demandas que o uso Cloud apresentaria, muito provavelmente caíria em um custo desnecessário;</text:span></text:p>
        </text:list-item>
        <text:list-item>
          <text:p text:style-name="P5">Custo: <text:span text:style-name="T7">O que costuma ser um benefício do Cloud Computing, dentro da abordagem aqui proposta, acredito que seria não só um risco como um fator que impediria a adoção de um servidor de build em Cloud, pois com o decorrer do tempo ele se tornaria mais caro que o servidor local. Sem contar que a adoção de um sistema Cloud, geraria pouco impacto para o cliente, tornado-o difícil de justificar. </text:span></text:p>
        </text:list-item>
      </text:list>
      <text:p text:style-name="Standard"/>
      <text:p text:style-name="Standard">Descrever 2 benefícios.</text:p>
      <text:list xml:id="list568243257" text:style-name="L2">
        <text:list-item>
          <text:p text:style-name="P6"><text:span text:style-name="T5">Agilidade: </text:span>ser acessível de qualquer lugar com velocidade e entrega satisfatórias <text:span text:style-name="T5">sem a necessidade de estar por trás de uma VPN;</text:span></text:p>
        </text:list-item>
        <text:list-item>
          <text:p text:style-name="P7"><text:span text:style-name="T10">Escalabilidade</text:span>: <text:span text:style-name="T10">Ter a possibilidade de crescer a infraestrutura de acordo com a demanda é, sem dúvidas, uma das mais atraentes características da adoção do modelo Cloud e é claro que tal característica é benéfica para a abordagem aqui propost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2T17:50:02.908336521</meta:creation-date>
    <dc:date>2020-08-26T11:36:04.469886871</dc:date>
    <meta:editing-duration>PT29M4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524" meta:character-count="3212" meta:non-whitespace-character-count="2702"/>
  </office:meta>
</office:document-meta>
</file>